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30c583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l es la función principal de una fuente de alimentación ATX en un sistema de computadora?</text:p>
      <text:p text:style-name="P5">a) Gestionar la comunicación entre la CPU y los periféricos.</text:p>
      <text:p text:style-name="P5">b) Suministrar energía eléctrica estable a todos los componentes del sistema.</text:p>
      <text:p text:style-name="P5">c) Controlar las operaciones de entrada/salida (I/O).</text:p>
      <text:p text:style-name="P5">d) Proporcionar refrigeración activa a la CPU.</text:p>
      <text:p text:style-name="P5"/>
      <text:p text:style-name="P5">¿Cuántos voltajes principales suministra una fuente de alimentación ATX estándar?</text:p>
      <text:p text:style-name="P5">a) 1.</text:p>
      <text:p text:style-name="P5">b) 3.</text:p>
      <text:p text:style-name="P5">c) 5.</text:p>
      <text:p text:style-name="P5">d) 7.</text:p>
      <text:p text:style-name="P5"/>
      <text:p text:style-name="P5">¿Cuál es la utilidad de los cables modulares en una fuente de alimentación ATX?</text:p>
      <text:p text:style-name="P5">a) Proporcionar refrigeración adicional al sistema.</text:p>
      <text:p text:style-name="P5">b) Facilitar la gestión del cableado y permitir una apariencia más limpia.</text:p>
      <text:p text:style-name="P5">c) Mejorar la eficiencia de la fuente de alimentación.</text:p>
      <text:p text:style-name="P5">d) Conectar periféricos externos al sistema.</text:p>
      <text:p text:style-name="P5"/>
      <text:p text:style-name="P5">¿Cuál de las siguientes afirmaciones es verdadera sobre la eficiencia energética de una fuente de alimentación certificada?</text:p>
      <text:p text:style-name="P5">a) Cuanto mayor sea la eficiencia, más energía se pierde en forma de calor.</text:p>
      <text:p text:style-name="P5">b) La certificación de eficiencia no afecta la cantidad de energía que la fuente de alimentación puede suministrar.</text:p>
      <text:p text:style-name="P5">c) Una fuente de alimentación con mayor eficiencia convierte más eficazmente la energía de la red eléctrica en energía utilizable.</text:p>
      <text:p text:style-name="P5">d) Las fuentes de alimentación no pueden ser certificadas en eficiencia.</text:p>
      <text:p text:style-name="P5"/>
      <text:p text:style-name="P5">¿Cuál es el voltaje estándar suministrado por el riel de +12V en una fuente de alimentación ATX?</text:p>
      <text:p text:style-name="P5">a) 3V.</text:p>
      <text:p text:style-name="P5">b) 5V.</text:p>
      <text:p text:style-name="P5">c) 9V.</text:p>
      <text:p text:style-name="P5">d) 12V.</text:p>
      <text:p text:style-name="P5"/>
      <text:p text:style-name="P5">¿Cuál es la función del conector de alimentación de la CPU en una fuente de alimentación ATX?</text:p>
      <text:p text:style-name="P5">a) Suministrar energía a la tarjeta madre.</text:p>
      <text:p text:style-name="P5">b) Proporcionar energía a la tarjeta de video.</text:p>
      <text:p text:style-name="P5">c) Alimentar directamente la CPU.</text:p>
      <text:p text:style-name="P5">d) Gestionar la conexión a dispositivos de almacenamiento.</text:p>
      <text:p text:style-name="P5"/>
      <text:p text:style-name="P5">¿Cuántos pines tiene típicamente el conector principal de alimentación de la tarjeta madre en una fuente de alimentación ATX?</text:p>
      <text:p text:style-name="P5">a) 16.</text:p>
      <text:p text:style-name="P5">b) 20.</text:p>
      <text:p text:style-name="P5"><text:soft-page-break/>c) 24.</text:p>
      <text:p text:style-name="P5">d) 30.</text:p>
      <text:p text:style-name="P5"/>
      <text:p text:style-name="P5">¿Cuál de los siguientes colores es comúnmente asociado con el riel de +5V en los cables de una fuente de alimentación ATX?</text:p>
      <text:p text:style-name="P5">a) Rojo.</text:p>
      <text:p text:style-name="P5">b) Amarillo.</text:p>
      <text:p text:style-name="P5">c) Azul.</text:p>
      <text:p text:style-name="P5">d) Verde.</text:p>
      <text:p text:style-name="P5"/>
      <text:p text:style-name="P5">¿Cuál es el propósito de los conectores SATA en una fuente de alimentación ATX?</text:p>
      <text:p text:style-name="P5">a) Alimentar la CPU.</text:p>
      <text:p text:style-name="P5">b) Conectar dispositivos de almacenamiento como discos duros y unidades SSD.</text:p>
      <text:p text:style-name="P5">c) Suministrar energía a la tarjeta madre.</text:p>
      <text:p text:style-name="P5">d) Proporcionar voltaje a la tarjeta de video.</text:p>
      <text:p text:style-name="P5"/>
      <text:p text:style-name="P5">¿Cuál es la función del ventilador en una fuente de alimentación ATX?</text:p>
      <text:p text:style-name="P5">a) Enfriar la CPU.</text:p>
      <text:p text:style-name="P5">b) Regular la temperatura del sistema.</text:p>
      <text:p text:style-name="P5">c) Evitar cortocircuitos en la tarjeta madre.</text:p>
      <text:p text:style-name="P5">d) Mantener la fuente de alimentación a una temperatura segura.</text:p>
      <text:p text:style-name="P5"/>
      <text:p text:style-name="P5">¿Cuál de las siguientes opciones describe mejor un disco duro?</text:p>
      <text:p text:style-name="P5">a) Utiliza memoria flash para almacenar datos de forma permanente.</text:p>
      <text:p text:style-name="P5">b) Emplea discos magnéticos giratorios para el almacenamiento de datos.</text:p>
      <text:p text:style-name="P5">c) Es una unidad de almacenamiento volátil utilizada principalmente para la memoria RAM.</text:p>
      <text:p text:style-name="P5">d) Almacena datos de manera óptica mediante láser.</text:p>
      <text:p text:style-name="P5"/>
      <text:p text:style-name="P5">¿Cuál es la función principal de una cadena SCSI (Small Computer System Interface)?</text:p>
      <text:p text:style-name="P5">a) Conectar dispositivos de almacenamiento a través de cables ópticos.</text:p>
      <text:p text:style-name="P5">b) Proporcionar energía a los discos duros.</text:p>
      <text:p text:style-name="P5">c) Facilitar la conexión de dispositivos de almacenamiento a la tarjeta madre.</text:p>
      <text:p text:style-name="P5">d) Permitir la comunicación entre dispositivos de almacenamiento y la CPU.</text:p>
      <text:p text:style-name="P5"/>
      <text:p text:style-name="P5">¿Cuántos dispositivos IDE se pueden conectar típicamente a un controlador IDE en una cadena única?</text:p>
      <text:p text:style-name="P5">a) 1.</text:p>
      <text:p text:style-name="P5">b) 2.</text:p>
      <text:p text:style-name="P5">c) 4.</text:p>
      <text:p text:style-name="P5">d) 8.</text:p>
      <text:p text:style-name="P5"/>
      <text:p text:style-name="P5">¿Cuál de las siguientes opciones describe mejor la interfaz SATA (Serial ATA)?</text:p>
      <text:p text:style-name="P5">a) Utiliza un conector de 40 pines para la conexión de dispositivos de almacenamiento.</text:p>
      <text:p text:style-name="P5">b) Transmite datos en forma de paquetes a través de cables paralelos.</text:p>
      <text:p text:style-name="P5">c) Utiliza un conector de 7 pines para la conexión de dispositivos de almacenamiento.</text:p>
      <text:p text:style-name="P5">d) Es una interfaz obsoleta reemplazada por USB.</text:p>
      <text:p text:style-name="P5"/>
      <text:p text:style-name="P5"><text:soft-page-break/>¿Qué significa la sigla "SSD" en el contexto de almacenamiento de datos?</text:p>
      <text:p text:style-name="P5">a) Solid-State Drive.</text:p>
      <text:p text:style-name="P5">b) Serial Storage Device.</text:p>
      <text:p text:style-name="P5">c) Sequential System Disk.</text:p>
      <text:p text:style-name="P5">d) Storage and System Drive.</text:p>
      <text:p text:style-name="P5"/>
      <text:p text:style-name="P5">¿Cuál de las siguientes opciones describe mejor un disco SSD (Solid-State Drive)?</text:p>
      <text:p text:style-name="P5">a) Utiliza discos magnéticos giratorios para el almacenamiento de datos.</text:p>
      <text:p text:style-name="P5">b) Almacena datos de manera óptica mediante láser.</text:p>
      <text:p text:style-name="P5">c) Utiliza memoria flash para el almacenamiento de datos de forma permanente.</text:p>
      <text:p text:style-name="P5">d) Es una unidad de almacenamiento volátil utilizada principalmente para la memoria RAM.</text:p>
      <text:p text:style-name="P5"/>
      <text:p text:style-name="P5">¿Cuál es una ventaja comúnmente asociada con los discos SSD en comparación con los discos duros tradicionales?</text:p>
      <text:p text:style-name="P5">a) Mayor capacidad de almacenamiento.</text:p>
      <text:p text:style-name="P5">b) Menor velocidad de lectura/escritura.</text:p>
      <text:p text:style-name="P5">c) Mayor durabilidad y resistencia a impactos.</text:p>
      <text:p text:style-name="P5">d) Menor costo por gigabyte.</text:p>
      <text:p text:style-name="P5"/>
      <text:p text:style-name="P5">¿Qué tipo de conector utiliza una unidad de disco M.2 para conectarse a la tarjeta madre?</text:p>
      <text:p text:style-name="P5">a) SATA.</text:p>
      <text:p text:style-name="P5">b) USB.</text:p>
      <text:p text:style-name="P5">c) NVMe.</text:p>
      <text:p text:style-name="P5">d) SCSI.</text:p>
      <text:p text:style-name="P5"/>
      <text:p text:style-name="P5">¿Cuál de las siguientes opciones describe mejor la interfaz NVMe (Non-Volatile Memory Express)?</text:p>
      <text:p text:style-name="P5">a) Utiliza un conector de 40 pines para la conexión de dispositivos de almacenamiento.</text:p>
      <text:p text:style-name="P5">b) Transmite datos en forma de paquetes a través de cables paralelos.</text:p>
      <text:p text:style-name="P5">c) Utiliza un conector de 7 pines para la conexión de dispositivos de almacenamiento.</text:p>
      <text:p text:style-name="P5">d) Es una interfaz diseñada específicamente para discos SSD de alta velocidad.</text:p>
      <text:p text:style-name="P5"/>
      <text:p text:style-name="P5">¿Cuál es la función principal de un disco duro externo?</text:p>
      <text:p text:style-name="P5">a) Proporcionar energía adicional a la tarjeta madre.</text:p>
      <text:p text:style-name="P5">b) Almacenar datos de forma permanente mediante discos magnéticos giratorios.</text:p>
      <text:p text:style-name="P5">c) Facilitar la conexión de dispositivos de almacenamiento a través de cables USB o Thunderbolt.</text:p>
      <text:p text:style-name="P5">d) Mejorar la velocidad de acceso a la memoria RAM.</text:p>
      <text:p text:style-name="P5"/>
      <text:p text:style-name="P5">¿Qué significa la sigla "HDD" en el contexto de almacenamiento de datos?</text:p>
      <text:p text:style-name="P5">a) High-Density Drive.</text:p>
      <text:p text:style-name="P5">b) Hard Disk Drive.</text:p>
      <text:p text:style-name="P5">c) Hybrid Data Device.</text:p>
      <text:p text:style-name="P5">d) Hyper Drive Disk.</text:p>
      <text:p text:style-name="P5"/>
      <text:p text:style-name="P5">¿Cuántos pines tiene típicamente un conector SATA utilizado para conectar dispositivos de almacenamiento a la tarjeta madre?</text:p>
      <text:p text:style-name="P5">a) 7.</text:p>
      <text:p text:style-name="P5">b) 15.</text:p>
      <text:p text:style-name="P5"><text:soft-page-break/>c) 20.</text:p>
      <text:p text:style-name="P5">d) 30.</text:p>
      <text:p text:style-name="P5"/>
      <text:p text:style-name="P5">¿Cuál de las siguientes opciones describe mejor un disco duro externo?</text:p>
      <text:p text:style-name="P5">a) Utiliza memoria flash para el almacenamiento de datos de forma permanente.</text:p>
      <text:p text:style-name="P5">b) Almacena datos de manera óptica mediante láser.</text:p>
      <text:p text:style-name="P5">c) Emplea discos magnéticos giratorios y se conecta a través de USB o Thunderbolt.</text:p>
      <text:p text:style-name="P5">d) Es una unidad de almacenamiento volátil utilizada principalmente para la memoria RAM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8:26.499397496</dc:date>
    <meta:editing-duration>PT7H35M52S</meta:editing-duration>
    <meta:editing-cycles>26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20" meta:word-count="1017" meta:character-count="6250" meta:non-whitespace-character-count="5351"/>
  </office:meta>
</office:document-meta>
</file>